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GVA</text:p>
          </table:table-cell>
          <table:table-cell table:number-columns-repeated="2"/>
          <table:table-cell table:style-name="ce1" office:value-type="string" calcext:value-type="string">
            <text:p>Kathy</text:p>
          </table:table-cell>
          <table:table-cell table:number-columns-repeated="3"/>
          <table:table-cell table:style-name="ce1" office:value-type="string" calcext:value-type="string">
            <text:p>norm</text:p>
          </table:table-cell>
          <table:table-cell table:number-columns-repeated="2"/>
          <table:table-cell office:value-type="string" calcext:value-type="string">
            <text:p>per d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wijndrecht</text:p>
          </table:table-cell>
          <table:table-cell table:style-name="ce2" office:value-type="string" calcext:value-type="string">
            <text:p>Wommelgem</text:p>
          </table:table-cell>
          <table:table-cell table:style-name="ce2" office:value-type="string" calcext:value-type="string">
            <text:p>Rijkevorsel</text:p>
          </table:table-cell>
          <table:table-cell table:style-name="ce2" office:value-type="string" calcext:value-type="string">
            <text:p>Bornem</text:p>
          </table:table-cell>
          <table:table-cell table:style-name="ce3" office:value-type="string" calcext:value-type="string">
            <text:p>Schelle</text:p>
          </table:table-cell>
          <table:table-cell table:number-columns-repeated="2"/>
          <table:table-cell table:style-name="ce9" office:value-type="string" calcext:value-type="string">
            <text:p>EPA, 2008</text:p>
          </table:table-cell>
          <table:table-cell table:formula="of:=150*7" office:value-type="float" office:value="1050" calcext:value-type="float">
            <text:p>1050</text:p>
          </table:table-cell>
          <table:table-cell office:value-type="string" calcext:value-type="string">
            <text:p>ng/kg/week</text:p>
          </table:table-cell>
          <table:table-cell table:formula="of:=[.J2]/7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ntratie</text:p>
          </table:table-cell>
          <table:table-cell office:value-type="float" office:value="210" calcext:value-type="float">
            <text:p>21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style-name="ce4" office:value-type="float" office:value="0.91" calcext:value-type="float">
            <text:p>0.91</text:p>
          </table:table-cell>
          <table:table-cell office:value-type="string" calcext:value-type="string">
            <text:p>mug/kg</text:p>
          </table:table-cell>
          <table:table-cell/>
          <table:table-cell office:value-type="string" calcext:value-type="string">
            <text:p>OVA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g/kg/week</text:p>
          </table:table-cell>
          <table:table-cell office:value-type="string" calcext:value-type="string">
            <text:p>(20 ng/kg/d, EPA norm)</text:p>
          </table:table-cell>
          <table:table-cell/>
          <table:table-cell office:value-type="string" calcext:value-type="string">
            <text:p>is dit werkelijk de norm?</text:p>
          </table:table-cell>
        </table:table-row>
        <table:table-row table:style-name="ro1">
          <table:table-cell office:value-type="string" calcext:value-type="string">
            <text:p>per ei</text:p>
          </table:table-cell>
          <table:table-cell table:formula="of:=[.B3]*61" office:value-type="float" office:value="12810" calcext:value-type="float">
            <text:p>12810</text:p>
          </table:table-cell>
          <table:table-cell table:formula="of:=[.C3]*61" office:value-type="float" office:value="43.92" calcext:value-type="float">
            <text:p>43.92</text:p>
          </table:table-cell>
          <table:table-cell table:formula="of:=[.D3]*61" office:value-type="float" office:value="0" calcext:value-type="float">
            <text:p>0</text:p>
          </table:table-cell>
          <table:table-cell table:formula="of:=[.E3]*61" office:value-type="float" office:value="0" calcext:value-type="float">
            <text:p>0</text:p>
          </table:table-cell>
          <table:table-cell table:formula="of:=[.F3]*61" office:value-type="float" office:value="55.51" calcext:value-type="float">
            <text:p>55.51</text:p>
          </table:table-cell>
          <table:table-cell office:value-type="string" calcext:value-type="string">
            <text:p>ng/ei</text:p>
          </table:table-cell>
          <table:table-cell/>
          <table:table-cell office:value-type="string" calcext:value-type="string">
            <text:p>EFSA (2018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g/kg/week</text:p>
          </table:table-cell>
          <table:table-cell table:formula="of:=[.J4]/7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FSA (2020)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g/kg/week</text:p>
          </table:table-cell>
          <table:table-cell table:formula="of:=[.J5]/7" office:value-type="float" office:value="0.628571428571429" calcext:value-type="float">
            <text:p>0.628571428571429</text:p>
          </table:table-cell>
          <table:table-cell/>
          <table:table-cell table:formula="of:=[.J5]*70" office:value-type="float" office:value="308" calcext:value-type="float">
            <text:p>30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via eieren</text:p>
          </table:table-cell>
          <table:table-cell table:number-columns-repeated="2"/>
          <table:table-cell table:style-name="ce1" office:value-type="string" calcext:value-type="string">
            <text:p>Berekende Attribution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eren per week (20kg, OVAM)</text:p>
          </table:table-cell>
          <table:table-cell/>
          <table:table-cell table:formula="of:=9*7" office:value-type="float" office:value="63" calcext:value-type="float">
            <text:p>63</text:p>
          </table:table-cell>
          <table:table-cell table:formula="of:=3*7" office:value-type="float" office:value="21" calcext:value-type="float">
            <text:p>21</text:p>
          </table:table-cell>
          <table:table-cell table:formula="of:=4*7" office:value-type="float" office:value="28" calcext:value-type="float">
            <text:p>28</text:p>
          </table:table-cell>
          <table:table-cell table:formula="of:=[.F10]/7*2" office:value-type="float" office:value="49.8461538461538" calcext:value-type="float">
            <text:p>49.8461538461538</text:p>
          </table:table-cell>
          <table:table-cell table:number-columns-repeated="2"/>
          <table:table-cell office:value-type="string" calcext:value-type="string">
            <text:p>OVAM</text:p>
          </table:table-cell>
          <table:table-cell table:formula="of:=[.C4]*[.C9]/20" office:value-type="float" office:value="138.348" calcext:value-type="float">
            <text:p>138.348</text:p>
          </table:table-cell>
          <table:table-cell office:value-type="string" calcext:value-type="string">
            <text:p>ng/kg/week</text:p>
          </table:table-cell>
          <table:table-cell table:formula="of:=[.J9]/[.J3]" office:value-type="float" office:value="0.92232" calcext:value-type="float">
            <text:p>0.92232</text:p>
          </table:table-cell>
          <table:table-cell/>
          <table:table-cell office:value-type="string" calcext:value-type="string">
            <text:p>dan is dit de reductiefactor/attribution factor</text:p>
          </table:table-cell>
        </table:table-row>
        <table:table-row table:style-name="ro1">
          <table:table-cell office:value-type="string" calcext:value-type="string">
            <text:p>eieren per week (70kg, OVAM)</text:p>
          </table:table-cell>
          <table:table-cell/>
          <table:table-cell table:formula="of:=[.C9]*7/2" office:value-type="float" office:value="220.5" calcext:value-type="float">
            <text:p>220.5</text:p>
          </table:table-cell>
          <table:table-cell table:formula="of:=[.D9]*7/2" office:value-type="float" office:value="73.5" calcext:value-type="float">
            <text:p>73.5</text:p>
          </table:table-cell>
          <table:table-cell table:formula="of:=[.E9]*7/2" office:value-type="float" office:value="98" calcext:value-type="float">
            <text:p>98</text:p>
          </table:table-cell>
          <table:table-cell table:formula="of:=[.C4]/[.F4]*[.C10]" office:value-type="float" office:value="174.461538461538" calcext:value-type="float">
            <text:p>174.461538461538</text:p>
          </table:table-cell>
          <table:table-cell table:number-columns-repeated="2"/>
          <table:table-cell office:value-type="string" calcext:value-type="string">
            <text:p>EFSA</text:p>
          </table:table-cell>
          <table:table-cell table:formula="of:=[.C11]*[.C4]/20" office:value-type="float" office:value="2.196" calcext:value-type="float">
            <text:p>2.196</text:p>
          </table:table-cell>
          <table:table-cell office:value-type="string" calcext:value-type="string">
            <text:p>ng/kg/week</text:p>
          </table:table-cell>
          <table:table-cell table:formula="of:=[.J10]/[.J5]" office:value-type="float" office:value="0.499090909090909" calcext:value-type="float">
            <text:p>0.49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en per week (20kg, EFSA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FSA</text:p>
          </table:table-cell>
          <table:table-cell/>
          <table:table-cell office:value-type="string" calcext:value-type="string">
            <text:p>ng/kg/w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eren per week (70kg, EFSA)</text:p>
          </table:table-cell>
          <table:table-cell/>
          <table:table-cell table:formula="of:=[.C11]*7/2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eigen attribution fac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*9*7/20" office:value-type="float" office:value="138.348" calcext:value-type="float">
            <text:p>138.348</text:p>
          </table:table-cell>
          <table:table-cell table:number-columns-repeated="5"/>
          <table:table-cell office:value-type="string" calcext:value-type="string">
            <text:p>EFSA 2020 + attribution</text:p>
          </table:table-cell>
          <table:table-cell table:formula="of:=[.J5]*[.L15]" office:value-type="float" office:value="0.44" calcext:value-type="float">
            <text:p>0.44</text:p>
          </table:table-cell>
          <table:table-cell office:value-type="string" calcext:value-type="string">
            <text:p>ng/kg/week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@20kg</text:p>
          </table:table-cell>
          <table:table-cell table:formula="of:=[.J15]*20" office:value-type="float" office:value="8.8" calcext:value-type="float">
            <text:p>8.8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70kg</text:p>
          </table:table-cell>
          <table:table-cell table:formula="of:=[.J15]*70" office:value-type="float" office:value="30.8" calcext:value-type="float">
            <text:p>30.8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OVAM + attribution</text:p>
          </table:table-cell>
          <table:table-cell table:formula="of:=[.J3]*[.L15]" office:value-type="float" office:value="15" calcext:value-type="float">
            <text:p>15</text:p>
          </table:table-cell>
          <table:table-cell office:value-type="string" calcext:value-type="string">
            <text:p>ng/k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20kg</text:p>
          </table:table-cell>
          <table:table-cell table:formula="of:=[.J20]*20" office:value-type="float" office:value="300" calcext:value-type="float">
            <text:p>300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70kg</text:p>
          </table:table-cell>
          <table:table-cell table:formula="of:=[.J20]*70" office:value-type="float" office:value="1050" calcext:value-type="float">
            <text:p>1050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FAVV actielimie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eier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g/kg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26]*61" office:value-type="float" office:value="6100" calcext:value-type="float">
            <text:p>6100</text:p>
          </table:table-cell>
          <table:table-cell office:value-type="string" calcext:value-type="string">
            <text:p>ng/ei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EPA 2008 (20kg)</text:p>
          </table:table-cell>
          <table:table-cell table:formula="of:=150*7*20/[.J27]" office:value-type="float" office:value="3.44262295081967" calcext:value-type="float">
            <text:p>3.44262295081967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EPA 2008 (70kg)</text:p>
          </table:table-cell>
          <table:table-cell table:formula="of:=150*7*70/[.J27]" office:value-type="float" office:value="12.0491803278689" calcext:value-type="float">
            <text:p>12.0491803278689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OVAM norm (20kg)</text:p>
          </table:table-cell>
          <table:table-cell table:formula="of:=[.J3]*20/[.J27]" office:value-type="float" office:value="0.491803278688525" calcext:value-type="float">
            <text:p>0.491803278688525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OVAM norm (70kg)</text:p>
          </table:table-cell>
          <table:table-cell table:formula="of:=[.J3]*70/[.J27]" office:value-type="float" office:value="1.72131147540984" calcext:value-type="float">
            <text:p>1.72131147540984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8"/>
          <table:table-cell table:formula="of:=150/1.203" office:value-type="float" office:value="124.688279301746" calcext:value-type="float">
            <text:p>124.688279301746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1.2*20" office:value-type="float" office:value="24" calcext:value-type="float">
            <text:p>24</text:p>
          </table:table-cell>
          <table:table-cell office:value-type="string" calcext:value-type="string">
            <text:p>g/d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36]/61" office:value-type="float" office:value="0.39344262295082" calcext:value-type="float">
            <text:p>0.39344262295082</text:p>
          </table:table-cell>
          <table:table-cell office:value-type="string" calcext:value-type="string">
            <text:p>eiren per dag</text:p>
          </table:table-cell>
          <table:table-cell table:number-columns-repeated="3"/>
        </table:table-row>
      </table:table>
      <table:table table:name="RoTS_review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Drrinking water, Adult (60 kg)</text:p>
          </table:table-cell>
          <table:table-cell office:value-type="string" calcext:value-type="string">
            <text:p>Drrinking water, Child (10 kg)</text:p>
          </table:table-cell>
          <table:table-cell/>
        </table:table-row>
        <table:table-row table:style-name="ro1">
          <table:table-cell office:value-type="string" calcext:value-type="string">
            <text:p>EFSA, 20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g/kg lg/dag</text:p>
          </table:table-cell>
          <table:table-cell table:formula="of:=[.B2]*60*0.2/2/1000" office:value-type="float" office:value="0.9" calcext:value-type="float">
            <text:p>0.9</text:p>
          </table:table-cell>
          <table:table-cell table:formula="of:=[.B2]*10*0.2/2/1000" office:value-type="float" office:value="0.15" calcext:value-type="float">
            <text:p>0.15</text:p>
          </table:table-cell>
          <table:table-cell office:value-type="string" calcext:value-type="string">
            <text:p>mug/L</text:p>
          </table:table-cell>
        </table:table-row>
        <table:table-row table:style-name="ro1">
          <table:table-cell office:value-type="string" calcext:value-type="string">
            <text:p>EPA, 20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g/kg lg/dag</text:p>
          </table:table-cell>
          <table:table-cell table:formula="of:=[.B3]*60*0.2/2/1000" office:value-type="float" office:value="0.48" calcext:value-type="float">
            <text:p>0.48</text:p>
          </table:table-cell>
          <table:table-cell table:formula="of:=[.B3]*10*0.2/2/1000" office:value-type="float" office:value="0.08" calcext:value-type="float">
            <text:p>0.08</text:p>
          </table:table-cell>
          <table:table-cell office:value-type="string" calcext:value-type="string">
            <text:p>mug/L</text:p>
          </table:table-cell>
        </table:table-row>
        <table:table-row table:style-name="ro1">
          <table:table-cell office:value-type="string" calcext:value-type="string">
            <text:p>EPA, 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g/kg lg/dag</text:p>
          </table:table-cell>
          <table:table-cell table:formula="of:=[.B4]*60*0.2/2/1000" office:value-type="float" office:value="0.12" calcext:value-type="float">
            <text:p>0.12</text:p>
          </table:table-cell>
          <table:table-cell table:formula="of:=[.B4]*10*0.2/2/1000" office:value-type="float" office:value="0.02" calcext:value-type="float">
            <text:p>0.02</text:p>
          </table:table-cell>
          <table:table-cell office:value-type="string" calcext:value-type="string">
            <text:p>mug/L</text:p>
          </table:table-cell>
        </table:table-row>
        <table:table-row table:style-name="ro1">
          <table:table-cell office:value-type="string" calcext:value-type="string">
            <text:p>EFSA,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g/kg lg/dag</text:p>
          </table:table-cell>
          <table:table-cell table:formula="of:=[.B5]*60*0.2/2/1000" office:value-type="float" office:value="0.12" calcext:value-type="float">
            <text:p>0.12</text:p>
          </table:table-cell>
          <table:table-cell table:formula="of:=[.B5]*10*0.2/2/1000" office:value-type="float" office:value="0.02" calcext:value-type="float">
            <text:p>0.02</text:p>
          </table:table-cell>
          <table:table-cell office:value-type="string" calcext:value-type="string">
            <text:p>mug/L</text:p>
          </table:table-cell>
        </table:table-row>
        <table:table-row table:style-name="ro1">
          <table:table-cell office:value-type="string" calcext:value-type="string">
            <text:p>EFSA,202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ng/kg lg/dag</text:p>
          </table:table-cell>
          <table:table-cell table:formula="of:=[.B6]*60*0.2/2/1000" office:value-type="float" office:value="0.00378" calcext:value-type="float">
            <text:p>0.00378</text:p>
          </table:table-cell>
          <table:table-cell table:formula="of:=[.B6]*10*0.2/2/1000" office:value-type="float" office:value="0.00063" calcext:value-type="float">
            <text:p>0.00063</text:p>
          </table:table-cell>
          <table:table-cell office:value-type="string" calcext:value-type="string">
            <text:p>mug/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2:37:08.660108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0:08:50.614151846</meta:creation-date>
    <dc:date>2021-07-19T14:07:02.533332202</dc:date>
    <meta:editing-duration>PT5H56M51S</meta:editing-duration>
    <meta:editing-cycles>9</meta:editing-cycles>
    <meta:generator>LibreOffice/6.4.5.2$Linux_X86_64 LibreOffice_project/40$Build-2</meta:generator>
    <meta:document-statistic meta:table-count="2" meta:cell-count="142" meta:object-count="0"/>
  </office:meta>
</office:document-meta>
</file>